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MMI12" svg:font-family="CMMI12"/>
    <style:font-face style:name="CMMI8" svg:font-family="CMMI8"/>
    <style:font-face style:name="CMR12" svg:font-family="CMR12"/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CMR12" fo:font-size="10pt" fo:language="es" fo:country="ES" fo:font-style="normal" fo:text-shadow="none" style:text-underline-style="none" fo:font-weight="normal" style:text-underline-mode="continuous" style:text-line-through-mode="continuous" style:font-name-asian="CMMI12" style:font-size-asian="6.80000019073486pt" style:language-asian="zxx" style:country-asian="none" style:font-style-asian="normal" style:font-weight-asian="normal" style:font-name-complex="CMR12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MR12" fo:font-size="10pt" fo:language="es" fo:country="ES" fo:font-style="normal" fo:text-shadow="none" style:text-underline-style="none" fo:font-weight="normal" style:text-underline-mode="continuous" style:text-line-through-mode="continuous" style:font-name-asian="CMMI12" style:font-size-asian="6.80000019073486pt" style:language-asian="zxx" style:country-asian="none" style:font-style-asian="normal" style:font-weight-asian="normal" style:font-name-complex="CMR12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MR12" fo:font-size="10pt" fo:language="es" fo:country="ES" fo:font-style="normal" fo:text-shadow="none" style:text-underline-style="none" fo:font-weight="normal" style:text-underline-mode="continuous" style:text-line-through-mode="continuous" style:font-name-asian="CMMI12" style:font-size-asian="6.80000019073486pt" style:language-asian="zxx" style:country-asian="none" style:font-style-asian="normal" style:font-weight-asian="normal" style:font-name-complex="CMR12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MR12" fo:font-size="10pt" fo:language="es" fo:country="ES" fo:font-style="normal" fo:text-shadow="none" style:text-underline-style="none" fo:font-weight="normal" style:text-underline-mode="continuous" style:text-line-through-mode="continuous" style:font-name-asian="CMMI12" style:font-size-asian="6.80000019073486pt" style:language-asian="zxx" style:country-asian="none" style:font-style-asian="normal" style:font-weight-asian="normal" style:font-name-complex="CMR12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CMR12" fo:font-size="12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MR12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CMR12" fo:font-size="12pt" fo:language="es" fo:country="ES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CMR12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26" table:default-cell-style-name="Default"/>
        <table:table-row table:style-name="ro1">
          <table:table-cell office:value-type="string">
            <text:p>Muest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xi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1">
            <text:p>51</text:p>
          </table:table-cell>
          <table:table-cell table:number-columns-repeated="3" table:style-name="ce1" office:value-type="float" office:value="48">
            <text:p>4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number-columns-repeated="2" table:style-name="ce1" office:value-type="float" office:value="47">
            <text:p>47</text:p>
          </table:table-cell>
          <table:table-cell table:style-name="ce3" office:value-type="float" office:value="57">
            <text:p>57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0">
            <text:p>50</text:p>
          </table:table-cell>
          <table:table-cell table:number-columns-repeated="2" table:style-name="ce1" office:value-type="float" office:value="51">
            <text:p>51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6">
            <text:p>46</text:p>
          </table:table-cell>
          <table:table-cell table:style-name="ce3" office:value-type="float" office:value="47">
            <text:p>47</text:p>
          </table:table-cell>
        </table:table-row>
        <table:table-row table:style-name="ro2">
          <table:table-cell office:value-type="string">
            <text:p>si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6">
            <text:p>6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/>
          <table:table-cell table:formula="of:=IF(OR([.B2]&gt;[.$B$10]+[.$B$12];[.B2]&lt;[.$B$10]-[.$B$12]);&quot;no cumple&quot;;&quot;cumple&quot;)" office:value-type="string" office:string-value="cumple">
            <text:p>cumple</text:p>
          </table:table-cell>
          <table:table-cell table:formula="of:=IF(OR([.C2]&gt;[.$B$10]+[.$B$12];[.C2]&lt;[.$B$10]-[.$B$12]);&quot;no cumple&quot;;&quot;cumple&quot;)" office:value-type="string" office:string-value="cumple">
            <text:p>cumple</text:p>
          </table:table-cell>
          <table:table-cell table:formula="of:=IF(OR([.D2]&gt;[.$B$10]+[.$B$12];[.D2]&lt;[.$B$10]-[.$B$12]);&quot;no cumple&quot;;&quot;cumple&quot;)" office:value-type="string" office:string-value="cumple">
            <text:p>cumple</text:p>
          </table:table-cell>
          <table:table-cell table:formula="of:=IF(OR([.E2]&gt;[.$B$10]+[.$B$12];[.E2]&lt;[.$B$10]-[.$B$12]);&quot;no cumple&quot;;&quot;cumple&quot;)" office:value-type="string" office:string-value="cumple">
            <text:p>cumple</text:p>
          </table:table-cell>
          <table:table-cell table:formula="of:=IF(OR([.F2]&gt;[.$B$10]+[.$B$12];[.F2]&lt;[.$B$10]-[.$B$12]);&quot;no cumple&quot;;&quot;cumple&quot;)" office:value-type="string" office:string-value="cumple">
            <text:p>cumple</text:p>
          </table:table-cell>
          <table:table-cell table:formula="of:=IF(OR([.G2]&gt;[.$B$10]+[.$B$12];[.G2]&lt;[.$B$10]-[.$B$12]);&quot;no cumple&quot;;&quot;cumple&quot;)" office:value-type="string" office:string-value="cumple">
            <text:p>cumple</text:p>
          </table:table-cell>
          <table:table-cell table:formula="of:=IF(OR([.H2]&gt;[.$B$10]+[.$B$12];[.H2]&lt;[.$B$10]-[.$B$12]);&quot;no cumple&quot;;&quot;cumple&quot;)" office:value-type="string" office:string-value="cumple">
            <text:p>cumple</text:p>
          </table:table-cell>
          <table:table-cell table:formula="of:=IF(OR([.I2]&gt;[.$B$10]+[.$B$12];[.I2]&lt;[.$B$10]-[.$B$12]);&quot;no cumple&quot;;&quot;cumple&quot;)" office:value-type="string" office:string-value="cumple">
            <text:p>cumple</text:p>
          </table:table-cell>
          <table:table-cell table:formula="of:=IF(OR([.J2]&gt;[.$B$10]+[.$B$12];[.J2]&lt;[.$B$10]-[.$B$12]);&quot;no cumple&quot;;&quot;cumple&quot;)" office:value-type="string" office:string-value="cumple">
            <text:p>cumple</text:p>
          </table:table-cell>
          <table:table-cell table:formula="of:=IF(OR([.K2]&gt;[.$B$10]+[.$B$12];[.K2]&lt;[.$B$10]-[.$B$12]);&quot;no cumple&quot;;&quot;cumple&quot;)" office:value-type="string" office:string-value="cumple">
            <text:p>cumple</text:p>
          </table:table-cell>
          <table:table-cell table:formula="of:=IF(OR([.L2]&gt;[.$B$10]+[.$B$12];[.L2]&lt;[.$B$10]-[.$B$12]);&quot;no cumple&quot;;&quot;cumple&quot;)" office:value-type="string" office:string-value="cumple">
            <text:p>cumple</text:p>
          </table:table-cell>
          <table:table-cell table:formula="of:=IF(OR([.M2]&gt;[.$B$10]+[.$B$12];[.M2]&lt;[.$B$10]-[.$B$12]);&quot;no cumple&quot;;&quot;cumple&quot;)" office:value-type="string" office:string-value="cumple">
            <text:p>cumple</text:p>
          </table:table-cell>
          <table:table-cell table:formula="of:=IF(OR([.N2]&gt;[.$B$10]+[.$B$12];[.N2]&lt;[.$B$10]-[.$B$12]);&quot;no cumple&quot;;&quot;cumple&quot;)" office:value-type="string" office:string-value="no cumple">
            <text:p>no cumple</text:p>
          </table:table-cell>
          <table:table-cell table:formula="of:=IF(OR([.O2]&gt;[.$B$10]+[.$B$12];[.O2]&lt;[.$B$10]-[.$B$12]);&quot;no cumple&quot;;&quot;cumple&quot;)" office:value-type="string" office:string-value="cumple">
            <text:p>cumple</text:p>
          </table:table-cell>
          <table:table-cell table:formula="of:=IF(OR([.P2]&gt;[.$B$10]+[.$B$12];[.P2]&lt;[.$B$10]-[.$B$12]);&quot;no cumple&quot;;&quot;cumple&quot;)" office:value-type="string" office:string-value="cumple">
            <text:p>cumple</text:p>
          </table:table-cell>
          <table:table-cell table:formula="of:=IF(OR([.Q2]&gt;[.$B$10]+[.$B$12];[.Q2]&lt;[.$B$10]-[.$B$12]);&quot;no cumple&quot;;&quot;cumple&quot;)" office:value-type="string" office:string-value="cumple">
            <text:p>cumple</text:p>
          </table:table-cell>
          <table:table-cell table:formula="of:=IF(OR([.R2]&gt;[.$B$10]+[.$B$12];[.R2]&lt;[.$B$10]-[.$B$12]);&quot;no cumple&quot;;&quot;cumple&quot;)" office:value-type="string" office:string-value="cumple">
            <text:p>cumple</text:p>
          </table:table-cell>
          <table:table-cell table:formula="of:=IF(OR([.S2]&gt;[.$B$10]+[.$B$12];[.S2]&lt;[.$B$10]-[.$B$12]);&quot;no cumple&quot;;&quot;cumple&quot;)" office:value-type="string" office:string-value="cumple">
            <text:p>cumple</text:p>
          </table:table-cell>
          <table:table-cell table:formula="of:=IF(OR([.T2]&gt;[.$B$10]+[.$B$12];[.T2]&lt;[.$B$10]-[.$B$12]);&quot;no cumple&quot;;&quot;cumple&quot;)" office:value-type="string" office:string-value="cumple">
            <text:p>cumple</text:p>
          </table:table-cell>
          <table:table-cell table:formula="of:=IF(OR([.U2]&gt;[.$B$10]+[.$B$12];[.U2]&lt;[.$B$10]-[.$B$12]);&quot;no cumple&quot;;&quot;cumple&quot;)" office:value-type="string" office:string-value="cumple">
            <text:p>cumple</text:p>
          </table:table-cell>
          <table:table-cell table:formula="of:=IF(OR([.V2]&gt;[.$B$10]+[.$B$12];[.V2]&lt;[.$B$10]-[.$B$12]);&quot;no cumple&quot;;&quot;cumple&quot;)" office:value-type="string" office:string-value="cumple">
            <text:p>cumple</text:p>
          </table:table-cell>
          <table:table-cell table:formula="of:=IF(OR([.W2]&gt;[.$B$10]+[.$B$12];[.W2]&lt;[.$B$10]-[.$B$12]);&quot;no cumple&quot;;&quot;cumple&quot;)" office:value-type="string" office:string-value="cumple">
            <text:p>cumple</text:p>
          </table:table-cell>
          <table:table-cell table:formula="of:=IF(OR([.X2]&gt;[.$B$10]+[.$B$12];[.X2]&lt;[.$B$10]-[.$B$12]);&quot;no cumple&quot;;&quot;cumple&quot;)" office:value-type="string" office:string-value="cumple">
            <text:p>cumple</text:p>
          </table:table-cell>
          <table:table-cell table:formula="of:=IF(OR([.Y2]&gt;[.$B$10]+[.$B$12];[.Y2]&lt;[.$B$10]-[.$B$12]);&quot;no cumple&quot;;&quot;cumple&quot;)" office:value-type="string" office:string-value="cumple">
            <text:p>cumple</text:p>
          </table:table-cell>
          <table:table-cell table:formula="of:=IF(OR([.Z2]&gt;[.$B$10]+[.$B$12];[.Z2]&lt;[.$B$10]-[.$B$12]);&quot;no cumple&quot;;&quot;cumple&quot;)" office:value-type="string" office:string-value="cumple">
            <text:p>cumple</text:p>
          </table:table-cell>
        </table:table-row>
        <table:table-row table:style-name="ro1">
          <table:table-cell/>
          <table:table-cell table:formula="of:=IF(OR([.B2]&gt;[.$B$15]+[.$B$17];[.B2]&lt;[.$B$15]-[.$B$17]);&quot;no cumple&quot;;&quot;cumple&quot;)" office:value-type="string" office:string-value="cumple">
            <text:p>cumple</text:p>
          </table:table-cell>
          <table:table-cell table:formula="of:=IF(OR([.C2]&gt;[.$B$15]+[.$B$17];[.C2]&lt;[.$B$15]-[.$B$17]);&quot;no cumple&quot;;&quot;cumple&quot;)" office:value-type="string" office:string-value="cumple">
            <text:p>cumple</text:p>
          </table:table-cell>
          <table:table-cell table:formula="of:=IF(OR([.D2]&gt;[.$B$15]+[.$B$17];[.D2]&lt;[.$B$15]-[.$B$17]);&quot;no cumple&quot;;&quot;cumple&quot;)" office:value-type="string" office:string-value="cumple">
            <text:p>cumple</text:p>
          </table:table-cell>
          <table:table-cell table:formula="of:=IF(OR([.E2]&gt;[.$B$15]+[.$B$17];[.E2]&lt;[.$B$15]-[.$B$17]);&quot;no cumple&quot;;&quot;cumple&quot;)" office:value-type="string" office:string-value="cumple">
            <text:p>cumple</text:p>
          </table:table-cell>
          <table:table-cell table:formula="of:=IF(OR([.F2]&gt;[.$B$15]+[.$B$17];[.F2]&lt;[.$B$15]-[.$B$17]);&quot;no cumple&quot;;&quot;cumple&quot;)" office:value-type="string" office:string-value="cumple">
            <text:p>cumple</text:p>
          </table:table-cell>
          <table:table-cell table:formula="of:=IF(OR([.G2]&gt;[.$B$15]+[.$B$17];[.G2]&lt;[.$B$15]-[.$B$17]);&quot;no cumple&quot;;&quot;cumple&quot;)" office:value-type="string" office:string-value="cumple">
            <text:p>cumple</text:p>
          </table:table-cell>
          <table:table-cell table:formula="of:=IF(OR([.H2]&gt;[.$B$15]+[.$B$17];[.H2]&lt;[.$B$15]-[.$B$17]);&quot;no cumple&quot;;&quot;cumple&quot;)" office:value-type="string" office:string-value="cumple">
            <text:p>cumple</text:p>
          </table:table-cell>
          <table:table-cell table:formula="of:=IF(OR([.I2]&gt;[.$B$15]+[.$B$17];[.I2]&lt;[.$B$15]-[.$B$17]);&quot;no cumple&quot;;&quot;cumple&quot;)" office:value-type="string" office:string-value="cumple">
            <text:p>cumple</text:p>
          </table:table-cell>
          <table:table-cell table:formula="of:=IF(OR([.J2]&gt;[.$B$15]+[.$B$17];[.J2]&lt;[.$B$15]-[.$B$17]);&quot;no cumple&quot;;&quot;cumple&quot;)" office:value-type="string" office:string-value="cumple">
            <text:p>cumple</text:p>
          </table:table-cell>
          <table:table-cell table:formula="of:=IF(OR([.K2]&gt;[.$B$15]+[.$B$17];[.K2]&lt;[.$B$15]-[.$B$17]);&quot;no cumple&quot;;&quot;cumple&quot;)" office:value-type="string" office:string-value="cumple">
            <text:p>cumple</text:p>
          </table:table-cell>
          <table:table-cell table:formula="of:=IF(OR([.L2]&gt;[.$B$15]+[.$B$17];[.L2]&lt;[.$B$15]-[.$B$17]);&quot;no cumple&quot;;&quot;cumple&quot;)" office:value-type="string" office:string-value="cumple">
            <text:p>cumple</text:p>
          </table:table-cell>
          <table:table-cell table:formula="of:=IF(OR([.M2]&gt;[.$B$15]+[.$B$17];[.M2]&lt;[.$B$15]-[.$B$17]);&quot;no cumple&quot;;&quot;cumple&quot;)" office:value-type="string" office:string-value="cumple">
            <text:p>cumple</text:p>
          </table:table-cell>
          <table:table-cell/>
          <table:table-cell table:formula="of:=IF(OR([.O2]&gt;[.$B$15]+[.$B$17];[.O2]&lt;[.$B$15]-[.$B$17]);&quot;no cumple&quot;;&quot;cumple&quot;)" office:value-type="string" office:string-value="cumple">
            <text:p>cumple</text:p>
          </table:table-cell>
          <table:table-cell table:formula="of:=IF(OR([.P2]&gt;[.$B$15]+[.$B$17];[.P2]&lt;[.$B$15]-[.$B$17]);&quot;no cumple&quot;;&quot;cumple&quot;)" office:value-type="string" office:string-value="cumple">
            <text:p>cumple</text:p>
          </table:table-cell>
          <table:table-cell table:formula="of:=IF(OR([.Q2]&gt;[.$B$15]+[.$B$17];[.Q2]&lt;[.$B$15]-[.$B$17]);&quot;no cumple&quot;;&quot;cumple&quot;)" office:value-type="string" office:string-value="cumple">
            <text:p>cumple</text:p>
          </table:table-cell>
          <table:table-cell table:formula="of:=IF(OR([.R2]&gt;[.$B$15]+[.$B$17];[.R2]&lt;[.$B$15]-[.$B$17]);&quot;no cumple&quot;;&quot;cumple&quot;)" office:value-type="string" office:string-value="cumple">
            <text:p>cumple</text:p>
          </table:table-cell>
          <table:table-cell table:formula="of:=IF(OR([.S2]&gt;[.$B$15]+[.$B$17];[.S2]&lt;[.$B$15]-[.$B$17]);&quot;no cumple&quot;;&quot;cumple&quot;)" office:value-type="string" office:string-value="cumple">
            <text:p>cumple</text:p>
          </table:table-cell>
          <table:table-cell table:formula="of:=IF(OR([.T2]&gt;[.$B$15]+[.$B$17];[.T2]&lt;[.$B$15]-[.$B$17]);&quot;no cumple&quot;;&quot;cumple&quot;)" office:value-type="string" office:string-value="cumple">
            <text:p>cumple</text:p>
          </table:table-cell>
          <table:table-cell table:formula="of:=IF(OR([.U2]&gt;[.$B$15]+[.$B$17];[.U2]&lt;[.$B$15]-[.$B$17]);&quot;no cumple&quot;;&quot;cumple&quot;)" office:value-type="string" office:string-value="cumple">
            <text:p>cumple</text:p>
          </table:table-cell>
          <table:table-cell table:formula="of:=IF(OR([.V2]&gt;[.$B$15]+[.$B$17];[.V2]&lt;[.$B$15]-[.$B$17]);&quot;no cumple&quot;;&quot;cumple&quot;)" office:value-type="string" office:string-value="cumple">
            <text:p>cumple</text:p>
          </table:table-cell>
          <table:table-cell table:formula="of:=IF(OR([.W2]&gt;[.$B$15]+[.$B$17];[.W2]&lt;[.$B$15]-[.$B$17]);&quot;no cumple&quot;;&quot;cumple&quot;)" office:value-type="string" office:string-value="cumple">
            <text:p>cumple</text:p>
          </table:table-cell>
          <table:table-cell table:formula="of:=IF(OR([.X2]&gt;[.$B$15]+[.$B$17];[.X2]&lt;[.$B$15]-[.$B$17]);&quot;no cumple&quot;;&quot;cumple&quot;)" office:value-type="string" office:string-value="cumple">
            <text:p>cumple</text:p>
          </table:table-cell>
          <table:table-cell table:formula="of:=IF(OR([.Y2]&gt;[.$B$15]+[.$B$17];[.Y2]&lt;[.$B$15]-[.$B$17]);&quot;no cumple&quot;;&quot;cumple&quot;)" office:value-type="string" office:string-value="cumple">
            <text:p>cumple</text:p>
          </table:table-cell>
          <table:table-cell table:formula="of:=IF(OR([.Z2]&gt;[.$B$15]+[.$B$17];[.Z2]&lt;[.$B$15]-[.$B$17]);&quot;no cumple&quot;;&quot;cumple&quot;)" office:value-type="string" office:string-value="cumple">
            <text:p>cumple</text:p>
          </table:table-cell>
        </table:table-row>
        <table:table-row table:style-name="ro1">
          <table:table-cell/>
          <table:table-cell table:formula="of:=IF(OR([.B3]&gt;[.$B$19];[.B3]&lt;[.$B$18]);&quot;no cumple&quot;;&quot;cumple&quot;)" office:value-type="string" office:string-value="cumple">
            <text:p>cumple</text:p>
          </table:table-cell>
          <table:table-cell table:formula="of:=IF(OR([.C3]&gt;[.$B$19];[.C3]&lt;[.$B$18]);&quot;no cumple&quot;;&quot;cumple&quot;)" office:value-type="string" office:string-value="cumple">
            <text:p>cumple</text:p>
          </table:table-cell>
          <table:table-cell table:formula="of:=IF(OR([.D3]&gt;[.$B$19];[.D3]&lt;[.$B$18]);&quot;no cumple&quot;;&quot;cumple&quot;)" office:value-type="string" office:string-value="cumple">
            <text:p>cumple</text:p>
          </table:table-cell>
          <table:table-cell table:formula="of:=IF(OR([.E3]&gt;[.$B$19];[.E3]&lt;[.$B$18]);&quot;no cumple&quot;;&quot;cumple&quot;)" office:value-type="string" office:string-value="cumple">
            <text:p>cumple</text:p>
          </table:table-cell>
          <table:table-cell table:formula="of:=IF(OR([.F3]&gt;[.$B$19];[.F3]&lt;[.$B$18]);&quot;no cumple&quot;;&quot;cumple&quot;)" office:value-type="string" office:string-value="cumple">
            <text:p>cumple</text:p>
          </table:table-cell>
          <table:table-cell table:formula="of:=IF(OR([.G3]&gt;[.$B$19];[.G3]&lt;[.$B$18]);&quot;no cumple&quot;;&quot;cumple&quot;)" office:value-type="string" office:string-value="cumple">
            <text:p>cumple</text:p>
          </table:table-cell>
          <table:table-cell table:formula="of:=IF(OR([.H3]&gt;[.$B$19];[.H3]&lt;[.$B$18]);&quot;no cumple&quot;;&quot;cumple&quot;)" office:value-type="string" office:string-value="cumple">
            <text:p>cumple</text:p>
          </table:table-cell>
          <table:table-cell table:formula="of:=IF(OR([.I3]&gt;[.$B$19];[.I3]&lt;[.$B$18]);&quot;no cumple&quot;;&quot;cumple&quot;)" office:value-type="string" office:string-value="cumple">
            <text:p>cumple</text:p>
          </table:table-cell>
          <table:table-cell table:formula="of:=IF(OR([.J3]&gt;[.$B$19];[.J3]&lt;[.$B$18]);&quot;no cumple&quot;;&quot;cumple&quot;)" office:value-type="string" office:string-value="cumple">
            <text:p>cumple</text:p>
          </table:table-cell>
          <table:table-cell table:formula="of:=IF(OR([.K3]&gt;[.$B$19];[.K3]&lt;[.$B$18]);&quot;no cumple&quot;;&quot;cumple&quot;)" office:value-type="string" office:string-value="cumple">
            <text:p>cumple</text:p>
          </table:table-cell>
          <table:table-cell table:formula="of:=IF(OR([.L3]&gt;[.$B$19];[.L3]&lt;[.$B$18]);&quot;no cumple&quot;;&quot;cumple&quot;)" office:value-type="string" office:string-value="cumple">
            <text:p>cumple</text:p>
          </table:table-cell>
          <table:table-cell table:formula="of:=IF(OR([.M3]&gt;[.$B$19];[.M3]&lt;[.$B$18]);&quot;no cumple&quot;;&quot;cumple&quot;)" office:value-type="string" office:string-value="cumple">
            <text:p>cumple</text:p>
          </table:table-cell>
          <table:table-cell table:formula="of:=IF(OR([.N3]&gt;[.$B$19];[.N3]&lt;[.$B$18]);&quot;no cumple&quot;;&quot;cumple&quot;)" office:value-type="string" office:string-value="cumple">
            <text:p>cumple</text:p>
          </table:table-cell>
          <table:table-cell table:formula="of:=IF(OR([.O3]&gt;[.$B$19];[.O3]&lt;[.$B$18]);&quot;no cumple&quot;;&quot;cumple&quot;)" office:value-type="string" office:string-value="cumple">
            <text:p>cumple</text:p>
          </table:table-cell>
          <table:table-cell table:formula="of:=IF(OR([.P3]&gt;[.$B$19];[.P3]&lt;[.$B$18]);&quot;no cumple&quot;;&quot;cumple&quot;)" office:value-type="string" office:string-value="cumple">
            <text:p>cumple</text:p>
          </table:table-cell>
          <table:table-cell table:formula="of:=IF(OR([.Q3]&gt;[.$B$19];[.Q3]&lt;[.$B$18]);&quot;no cumple&quot;;&quot;cumple&quot;)" office:value-type="string" office:string-value="cumple">
            <text:p>cumple</text:p>
          </table:table-cell>
          <table:table-cell table:formula="of:=IF(OR([.R3]&gt;[.$B$19];[.R3]&lt;[.$B$18]);&quot;no cumple&quot;;&quot;cumple&quot;)" office:value-type="string" office:string-value="cumple">
            <text:p>cumple</text:p>
          </table:table-cell>
          <table:table-cell table:formula="of:=IF(OR([.S3]&gt;[.$B$19];[.S3]&lt;[.$B$18]);&quot;no cumple&quot;;&quot;cumple&quot;)" office:value-type="string" office:string-value="cumple">
            <text:p>cumple</text:p>
          </table:table-cell>
          <table:table-cell table:formula="of:=IF(OR([.T3]&gt;[.$B$19];[.T3]&lt;[.$B$18]);&quot;no cumple&quot;;&quot;cumple&quot;)" office:value-type="string" office:string-value="cumple">
            <text:p>cumple</text:p>
          </table:table-cell>
          <table:table-cell table:formula="of:=IF(OR([.U3]&gt;[.$B$19];[.U3]&lt;[.$B$18]);&quot;no cumple&quot;;&quot;cumple&quot;)" office:value-type="string" office:string-value="cumple">
            <text:p>cumple</text:p>
          </table:table-cell>
          <table:table-cell table:formula="of:=IF(OR([.V3]&gt;[.$B$19];[.V3]&lt;[.$B$18]);&quot;no cumple&quot;;&quot;cumple&quot;)" office:value-type="string" office:string-value="cumple">
            <text:p>cumple</text:p>
          </table:table-cell>
          <table:table-cell table:formula="of:=IF(OR([.W3]&gt;[.$B$19];[.W3]&lt;[.$B$18]);&quot;no cumple&quot;;&quot;cumple&quot;)" office:value-type="string" office:string-value="cumple">
            <text:p>cumple</text:p>
          </table:table-cell>
          <table:table-cell table:formula="of:=IF(OR([.X3]&gt;[.$B$19];[.X3]&lt;[.$B$18]);&quot;no cumple&quot;;&quot;cumple&quot;)" office:value-type="string" office:string-value="cumple">
            <text:p>cumple</text:p>
          </table:table-cell>
          <table:table-cell table:formula="of:=IF(OR([.Y3]&gt;[.$B$19];[.Y3]&lt;[.$B$18]);&quot;no cumple&quot;;&quot;cumple&quot;)" office:value-type="string" office:string-value="cumple">
            <text:p>cumple</text:p>
          </table:table-cell>
          <table:table-cell table:formula="of:=IF(OR([.Z3]&gt;[.$B$19];[.Z3]&lt;[.$B$18]);&quot;no cumple&quot;;&quot;cumple&quot;)" office:value-type="string" office:string-value="cumple">
            <text:p>cumple</text:p>
          </table:table-cell>
        </table:table-row>
        <table:table-row table:style-name="ro1">
          <table:table-cell/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  <table:table-cell table:formula="of:=[.$C15]" office:value-type="float" office:value="56.2242734872308">
            <text:p>56,22</text:p>
          </table:table-cell>
        </table:table-row>
        <table:table-row table:style-name="ro1">
          <table:table-cell/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  <table:table-cell table:formula="of:=[.$D15]" office:value-type="float" office:value="42.3590598461026">
            <text:p>42,36</text:p>
          </table:table-cell>
        </table:table-row>
        <table:table-row table:style-name="ro1">
          <table:table-cell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  <table:table-cell table:number-columns-repeated="2"/>
          <table:table-cell table:formula="of:=[.$B15]" office:value-type="float" office:value="49.2916666666667">
            <text:p>49,29</text:p>
          </table:table-cell>
        </table:table-row>
        <table:table-row table:style-name="ro3">
          <table:table-cell office:value-type="string">
            <text:p>x</text:p>
          </table:table-cell>
          <table:table-cell table:formula="of:=SUM([.B2:.Z2])/COUNT([.B2:.Z2])" office:value-type="float" office:value="49.6">
            <text:p>49,6</text:p>
          </table:table-cell>
          <table:table-cell table:number-columns-repeated="24"/>
        </table:table-row>
        <table:table-row table:style-name="ro1">
          <table:table-cell office:value-type="string">
            <text:p>si</text:p>
          </table:table-cell>
          <table:table-cell table:formula="of:=SUM([.B3:.Z3])/COUNT([.B3:.Z3])" office:value-type="float" office:value="4.8">
            <text:p>4,8</text:p>
          </table:table-cell>
          <table:table-cell table:number-columns-repeated="24"/>
        </table:table-row>
        <table:table-row table:style-name="ro3">
          <table:table-cell office:value-type="string">
            <text:p>3s/c2raiz(n)</text:p>
          </table:table-cell>
          <table:table-cell table:formula="of:=3*[.B11]/(0.8686*((6)^(1/2)))" office:value-type="float" office:value="6.76810428583885">
            <text:p>6,77</text:p>
          </table:table-cell>
          <table:table-cell table:number-columns-repeated="2"/>
          <table:table-cell>
            <draw:frame table:end-cell-address="Hoja1.O38" table:end-x="0.085cm" table:end-y="0.38cm" draw:z-index="0" draw:style-name="gr1" svg:width="21.801cm" svg:height="11.716cm" svg:x="0.865cm" svg:y="0.464cm">
              <draw:object draw:notify-on-update-of-ranges="Hoja1.B1:Hoja1.Z1 Hoja1.B7:Hoja1.Z7 Hoja1.B1:Hoja1.Z1 Hoja1.B8:Hoja1.Z8 Hoja1.B1:Hoja1.Z1 Hoja1.B9:Hoja1.Z9 Hoja1.B1:Hoja1.Z1 Hoja1.B2:Hoja1.Z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2">
          <table:table-cell table:number-columns-repeated="26"/>
        </table:table-row>
        <table:table-row table:style-name="ro3">
          <table:table-cell office:value-type="string">
            <text:p>x</text:p>
          </table:table-cell>
          <table:table-cell table:formula="of:=(SUM([.B2:.Z2])-[.N2])/(COUNT([.B2:.Z2])-1)" office:value-type="float" office:value="49.2916666666667">
            <text:p>49,29</text:p>
          </table:table-cell>
          <table:table-cell table:formula="of:=[.B15]+[.B17]" office:value-type="float" office:value="56.2242734872308">
            <text:p>56,22</text:p>
          </table:table-cell>
          <table:table-cell table:formula="of:=[.B15]-[.B17]" office:value-type="float" office:value="42.3590598461026">
            <text:p>42,36</text:p>
          </table:table-cell>
          <table:table-cell table:number-columns-repeated="22"/>
        </table:table-row>
        <table:table-row table:style-name="ro1">
          <table:table-cell office:value-type="string">
            <text:p>si</text:p>
          </table:table-cell>
          <table:table-cell table:formula="of:=(SUM([.B3:.Z3])-[.N3])/(COUNT([.B3:.Z3])-1)" office:value-type="float" office:value="4.91666666666667">
            <text:p>4,92</text:p>
          </table:table-cell>
          <table:table-cell table:number-columns-repeated="24"/>
        </table:table-row>
        <table:table-row table:style-name="ro3">
          <table:table-cell office:value-type="string">
            <text:p>3s/c2raiz(n)</text:p>
          </table:table-cell>
          <table:table-cell table:formula="of:=3*[.B16]/(0.8686*((6)^(1/2)))" office:value-type="float" office:value="6.9326068205641">
            <text:p>6,93</text:p>
          </table:table-cell>
          <table:table-cell table:number-columns-repeated="24"/>
        </table:table-row>
        <table:table-row table:style-name="ro1">
          <table:table-cell office:value-type="string">
            <text:p>b3S</text:p>
          </table:table-cell>
          <table:table-cell table:formula="of:=[.B16]*0.03" office:value-type="float" office:value="0.1475">
            <text:p>0,15</text:p>
          </table:table-cell>
          <table:table-cell table:number-columns-repeated="24"/>
        </table:table-row>
        <table:table-row table:style-name="ro1">
          <table:table-cell office:value-type="string">
            <text:p>B4S</text:p>
          </table:table-cell>
          <table:table-cell table:formula="of:=[.B16]*1.97" office:value-type="float" office:value="9.68583333333333">
            <text:p>9,69</text:p>
          </table:table-cell>
          <table:table-cell table:number-columns-repeated="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MI12" svg:font-family="CMMI12"/>
    <style:font-face style:name="CMMI8" svg:font-family="CMMI8"/>
    <style:font-face style:name="CMR12" svg:font-family="CMR12"/>
    <style:font-face style:name="F" svg:font-family="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7">27/11/2008</text:date>, <text:time>21:0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7T20:02:53.52</meta:creation-date>
    <dc:date>2008-11-27T21:04:00.69</dc:date>
    <meta:editing-duration>PT00H28M22S</meta:editing-duration>
    <meta:editing-cycles>2</meta:editing-cycles>
    <meta:generator>OpenOffice.org/3.0$Win32 OpenOffice.org_project/300m9$Build-9358</meta:generator>
    <meta:document-statistic meta:table-count="3" meta:cell-count="229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4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1.802cm" svg:height="11.717cm" chart:class="chart:scatter" chart:row-mapping="0 2 3 4 1" chart:style-name="ch1">
        <chart:legend chart:legend-position="end" svg:x="20.055cm" svg:y="4.91cm" chart:style-name="ch2"/>
        <chart:plot-area chart:style-name="ch3" table:cell-range-address="Hoja1.B1:Hoja1.Z2 Hoja1.B7:Hoja1.Z9" svg:x="0.436cm" svg:y="0.234cm" svg:width="19.184cm" svg:height="11.01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7:Hoja1.Z7" chart:class="chart:scatter">
            <chart:domain table:cell-range-address="Hoja1.B1:Hoja1.Z1"/>
            <chart:data-point chart:repeated="25"/>
          </chart:series>
          <chart:series chart:style-name="ch8" chart:values-cell-range-address="Hoja1.B8:Hoja1.Z8" chart:class="chart:scatter">
            <chart:data-point chart:repeated="25"/>
          </chart:series>
          <chart:series chart:style-name="ch9" chart:values-cell-range-address="Hoja1.B9:Hoja1.Z9" chart:class="chart:scatter">
            <chart:data-point chart:repeated="25"/>
          </chart:series>
          <chart:series chart:style-name="ch10" chart:values-cell-range-address="Hoja1.B2:Hoja1.Z2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 text:id="">Fila 1</text:p>
              </table:table-cell>
              <table:table-cell office:value-type="float" office:value="1">
                <text:p text:id="Hoja1.B1:Hoja1.Z1"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 text:id="">Fila 7</text:p>
              </table:table-cell>
              <table:table-cell office:value-type="float" office:value="56.2242734872308">
                <text:p text:id="Hoja1.B7:Hoja1.Z7"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  <table:table-cell office:value-type="float" office:value="56.2242734872308">
                <text:p>56.2242734872308</text:p>
              </table:table-cell>
            </table:table-row>
            <table:table-row>
              <table:table-cell office:value-type="string">
                <text:p text:id="">Fila 8</text:p>
              </table:table-cell>
              <table:table-cell office:value-type="float" office:value="42.3590598461026">
                <text:p text:id="Hoja1.B8:Hoja1.Z8"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  <table:table-cell office:value-type="float" office:value="42.3590598461026">
                <text:p>42.3590598461026</text:p>
              </table:table-cell>
            </table:table-row>
            <table:table-row>
              <table:table-cell office:value-type="string">
                <text:p text:id="">Fila 9</text:p>
              </table:table-cell>
              <table:table-cell office:value-type="float" office:value="49.2916666666667">
                <text:p text:id="Hoja1.B9:Hoja1.Z9"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.2916666666667">
                <text:p>49.2916666666667</text:p>
              </table:table-cell>
            </table:table-row>
            <table:table-row>
              <table:table-cell office:value-type="string">
                <text:p text:id="">Fila 2</text:p>
              </table:table-cell>
              <table:table-cell office:value-type="float" office:value="53">
                <text:p text:id="Hoja1.B2:Hoja1.Z2">53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